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position="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T1" style:family="text"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eneral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General.E4:.E53]*[General.F4:.F53])" office:value-type="float" office:value="584.369" calcext:value-type="float">
            <text:p>584.36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ertia switch</text:p>
          </table:table-cell>
          <table:table-cell table:style-name="ce2" office:value-type="string" calcext:value-type="string">
            <text:p>Sensata</text:p>
          </table:table-cell>
          <table:table-cell table:style-name="ce2"/>
          <table:table-cell table:style-name="ce2" office:value-type="string" calcext:value-type="string">
            <text:p>Electric Motorspo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://www.electricmotorsport.com/resettable-inertia-switch-crash-sensor-kit.html" xlink:type="simple">http://www.electricmotorsport.com/resettable-inertia-switch-crash-sensor-kit.html</text:a></text:p>
          </table:table-cell>
          <table:table-cell table:style-name="ce2" office:value-type="string" calcext:value-type="string">
            <text:p>Buy with mating connectors option!!!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SMS and GLVMS</text:p>
          </table:table-cell>
          <table:table-cell table:style-name="ce2" office:value-type="string" calcext:value-type="string">
            <text:p>E Support</text:p>
          </table:table-cell>
          <table:table-cell table:style-name="ce2"/>
          <table:table-cell table:style-name="ce2" office:value-type="string" calcext:value-type="string">
            <text:p>Amaz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99" calcext:value-type="float">
            <text:p>15.99</text:p>
          </table:table-cell>
          <table:table-cell table:style-name="ce2" office:value-type="string" calcext:value-type="string">
            <text:p><text:a xlink:href="http://www.amazon.com/Support-Battery-Isolator-Disconnect-Switch/dp/B00U5UBQE4/ref=sr_1_7?ie=UTF8&amp;qid=1457594070&amp;sr=8-7&amp;keywords=master+disconnect+switch" xlink:type="simple">http://www.amazon.com/Support-Battery-Isolator-Disconnect-Switch/dp/B00U5UBQE4/ref=sr_1_7?ie=UTF8&amp;qid=1457594070&amp;sr=8-7&amp;keywords=master+disconnect+switch</text:a></text:p>
          </table:table-cell>
          <table:table-cell table:style-name="ce2" office:value-type="string" calcext:value-type="string">
            <text:p>Order one pack of two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Ground bus</text:p>
          </table:table-cell>
          <table:table-cell table:style-name="ce2" office:value-type="string" calcext:value-type="string">
            <text:p>Blue Sea Systems</text:p>
          </table:table-cell>
          <table:table-cell table:style-name="ce2" office:value-type="string" calcext:value-type="string">
            <text:p>DualBus Plus</text:p>
          </table:table-cell>
          <table:table-cell table:style-name="ce2" office:value-type="string" calcext:value-type="string">
            <text:p>Amaz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.27" calcext:value-type="float">
            <text:p>24.27</text:p>
          </table:table-cell>
          <table:table-cell table:style-name="ce2" office:value-type="string" calcext:value-type="string">
            <text:p><text:a xlink:href="http://www.amazon.com/Blue-Sea-Systems-DualBus-BusBar/dp/B000K2MABA/ref=sr_1_1?ie=UTF8&amp;qid=1457567585&amp;sr=8-1&amp;keywords=2722+dual+bus" xlink:type="simple">http://www.amazon.com/Blue-Sea-Systems-DualBus-BusBar/dp/B000K2MABA/ref=sr_1_1?ie=UTF8&amp;qid=1457567585&amp;sr=8-1&amp;keywords=2722+dual+bus</text:a>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LV battery</text:p>
          </table:table-cell>
          <table:table-cell table:style-name="ce2" office:value-type="string" calcext:value-type="string">
            <text:p>Enersys</text:p>
          </table:table-cell>
          <table:table-cell table:style-name="ce2" office:value-type="string" calcext:value-type="string">
            <text:p>NP4-12</text:p>
          </table:table-cell>
          <table:table-cell table:style-name="ce2" office:value-type="string" calcext:value-type="string">
            <text:p>Amaz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.99" calcext:value-type="float">
            <text:p>33.99</text:p>
          </table:table-cell>
          <table:table-cell table:style-name="ce2" office:value-type="string" calcext:value-type="string">
            <text:p><text:a xlink:href="http://www.amazon.com/EnerSys-Genesis-NP4-12-Fast--Connector/dp/B00V57JC74/ref=sr_1_6?ie=UTF8&amp;qid=1457567268&amp;sr=8-6&amp;keywords=enersys+lead+acid+battery" xlink:type="simple">http://www.amazon.com/EnerSys-Genesis-NP4-12-Fast--Connector/dp/B00V57JC74/ref=sr_1_6?ie=UTF8&amp;qid=1457567268&amp;sr=8-6&amp;keywords=enersys+lead+acid+battery</text:a></text:p>
          </table:table-cell>
          <table:table-cell table:style-name="ce2" office:value-type="string" calcext:value-type="string">
            <text:p>Order one pack of two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LV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 297 Series 2A</text:p>
          </table:table-cell>
          <table:table-cell office:value-type="string" calcext:value-type="string">
            <text:p>Newark</text:p>
          </table:table-cell>
          <table:table-cell office:value-type="float" office:value="10" calcext:value-type="float">
            <text:p>10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<text:a xlink:href="http://www.newark.com/littelfuse/0297002-wxn/fuse-mini-blade-2a/dp/98K4443" xlink:type="simple">http://www.newark.com/littelfuse/0297002-wxn/fuse-mini-blade-2a/dp/98K444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 297 Series 3A</text:p>
          </table:table-cell>
          <table:table-cell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a xlink:href="http://www.newark.com/littelfuse/0297003-wxnv/fuse-blade-3a-32v-fast-acting/dp/78J5673" xlink:type="simple">http://www.newark.com/littelfuse/0297003-wxnv/fuse-blade-3a-32v-fast-acting/dp/78J567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 297 Series 4A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a xlink:href="http://www.newark.com/littelfuse/0297004-wxnv/fuse-blade-4a-32v-fast-acting/dp/12J4289" xlink:type="simple">http://www.newark.com/littelfuse/0297004-wxnv/fuse-blade-4a-32v-fast-acting/dp/12J428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 297 Series 5A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a xlink:href="http://www.newark.com/littelfuse/0297005-wxnv/fuse-blade-5a-32v-fast-acting/dp/78J5674?MER=BN-78J5674" xlink:type="simple">http://www.newark.com/littelfuse/0297005-wxnv/fuse-blade-5a-32v-fast-acting/dp/78J5674?MER=BN-78J5674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 297 Series 7.5A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<text:a xlink:href="http://www.newark.com/littelfuse/029707-5wxnv/fuse-blade-7-5a-32v-fast-acting/dp/95F2012" xlink:type="simple">http://www.newark.com/littelfuse/029707-5wxnv/fuse-blade-7-5a-32v-fast-acting/dp/95F201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board LED</text:p>
          </table:table-cell>
          <table:table-cell office:value-type="string" calcext:value-type="string">
            <text:p>Chicago Mini Lighting</text:p>
          </table:table-cell>
          <table:table-cell office:value-type="string" calcext:value-type="string">
            <text:p>5102H3-12V Red</text:p>
          </table:table-cell>
          <table:table-cell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a xlink:href="http://www.newark.com/chicago-miniature-lighting/5102h1-12v/panel-mount-indicator-led-6-35mm/dp/18M8153" xlink:type="simple">http://www.newark.com/chicago-miniature-lighting/5102h1-12v/panel-mount-indicator-led-6-35mm/dp/18M815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board LED</text:p>
          </table:table-cell>
          <table:table-cell office:value-type="string" calcext:value-type="string">
            <text:p>Chicago Mini Lighting</text:p>
          </table:table-cell>
          <table:table-cell office:value-type="string" calcext:value-type="string">
            <text:p>5103H3-12V Amber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a xlink:href="http://www.newark.com/chicago-miniature-lighting/5102h3-12v/panel-mount-indicator-led-6-35mm/dp/93F3489" xlink:type="simple">http://www.newark.com/chicago-miniature-lighting/5102h3-12v/panel-mount-indicator-led-6-35mm/dp/93F348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board LED</text:p>
          </table:table-cell>
          <table:table-cell office:value-type="string" calcext:value-type="string">
            <text:p>Chicago Mini Lighting</text:p>
          </table:table-cell>
          <table:table-cell office:value-type="string" calcext:value-type="string">
            <text:p>5104H3-12V Green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a xlink:href="http://www.newark.com/chicago-miniature-lighting/5102h5-12v/panel-mount-indicator-led-6-35mm/dp/18M8154" xlink:type="simple">http://www.newark.com/chicago-miniature-lighting/5102h5-12v/panel-mount-indicator-led-6-35mm/dp/18M8154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 relay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G8V</text:p>
          </table:table-cell>
          <table:table-cell office:value-type="string" calcext:value-type="string">
            <text:p>Newark</text:p>
          </table:table-cell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<text:a xlink:href="http://www.newark.com/omron-electronic-components/g8v-1c7t-r-dc12/micro-automotive-relay-spdt-12vdc/dp/89C6921" xlink:type="simple">http://www.newark.com/omron-electronic-components/g8v-1c7t-r-dc12/micro-automotive-relay-spdt-12vdc/dp/89C69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IDEC</text:p>
          </table:table-cell>
          <table:table-cell office:value-type="string" calcext:value-type="string">
            <text:p>AVW401-R E-Stop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38.11" calcext:value-type="float">
            <text:p>38.11</text:p>
          </table:table-cell>
          <table:table-cell office:value-type="string" calcext:value-type="string">
            <text:p><text:a xlink:href="http://www.newark.com/idec/avw401-r/switch-emergency-stop-spst-nc/dp/74K3690" xlink:type="simple">http://www.newark.com/idec/avw401-r/switch-emergency-stop-spst-nc/dp/74K369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ule crimper</text:p>
          </table:table-cell>
          <table:table-cell office:value-type="string" calcext:value-type="string">
            <text:p>Ferrules Direct</text:p>
          </table:table-cell>
          <table:table-cell office:value-type="string" calcext:value-type="string">
            <text:p>FD2810HX</text:p>
          </table:table-cell>
          <table:table-cell office:value-type="string" calcext:value-type="string">
            <text:p>Ferrules Direc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ferrulesdirect.com/terminal/3210/FD2810HX.htm" xlink:type="simple">http://www.ferrulesdirect.com/terminal/3210/FD2810HX.ht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ules 22 AWG</text:p>
          </table:table-cell>
          <table:table-cell office:value-type="string" calcext:value-type="string">
            <text:p>Ferrules Direct</text:p>
          </table:table-cell>
          <table:table-cell office:value-type="string" calcext:value-type="string">
            <text:p>AW05008</text:p>
          </table:table-cell>
          <table:table-cell office:value-type="string" calcext:value-type="string">
            <text:p>Ferrules Direct</text:p>
          </table:table-cell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<text:a xlink:href="http://www.ferrulesdirect.com/terminal/INFERR/AW05008.htm" xlink:type="simple">http://www.ferrulesdirect.com/terminal/INFERR/AW05008.ht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ules 20 AWG</text:p>
          </table:table-cell>
          <table:table-cell office:value-type="string" calcext:value-type="string">
            <text:p>Ferrules Direct</text:p>
          </table:table-cell>
          <table:table-cell office:value-type="string" calcext:value-type="string">
            <text:p>AW07058</text:p>
          </table:table-cell>
          <table:table-cell office:value-type="string" calcext:value-type="string">
            <text:p>Ferrules Direct</text:p>
          </table:table-cell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<text:a xlink:href="http://www.ferrulesdirect.com/terminal/INFERR/AW07508.htm" xlink:type="simple">http://www.ferrulesdirect.com/terminal/INFERR/AW07508.ht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ules 18 AWG</text:p>
          </table:table-cell>
          <table:table-cell office:value-type="string" calcext:value-type="string">
            <text:p>Ferrules Direct</text:p>
          </table:table-cell>
          <table:table-cell office:value-type="string" calcext:value-type="string">
            <text:p>AW10008</text:p>
          </table:table-cell>
          <table:table-cell office:value-type="string" calcext:value-type="string">
            <text:p>Ferrules Direct</text:p>
          </table:table-cell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<text:a xlink:href="http://www.ferrulesdirect.com/terminal/INFERR/AW10008.htm" xlink:type="simple">http://www.ferrulesdirect.com/terminal/INFERR/AW10008.ht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ules 16 AWG</text:p>
          </table:table-cell>
          <table:table-cell office:value-type="string" calcext:value-type="string">
            <text:p>Ferrules Direct</text:p>
          </table:table-cell>
          <table:table-cell office:value-type="string" calcext:value-type="string">
            <text:p>AW15008</text:p>
          </table:table-cell>
          <table:table-cell office:value-type="string" calcext:value-type="string">
            <text:p>Ferrules Direct</text:p>
          </table:table-cell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<text:a xlink:href="http://www.ferrulesdirect.com/terminal/INFERR/AW15008.htm" xlink:type="simple">http://www.ferrulesdirect.com/terminal/INFERR/AW15008.ht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el maker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 4200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45.99</text:p>
          </table:table-cell>
          <table:table-cell office:value-type="string" calcext:value-type="string">
            <text:p><text:a xlink:href="http://www.amazon.com/DYMO-Industrial-Labeling-Keyboard-1801611/dp/B005MR516Y/ref=sr_1_1?s=office-products&amp;ie=UTF8&amp;qid=1458109490&amp;sr=1-1&amp;keywords=dymo+rhino" xlink:type="simple">http://www.amazon.com/DYMO-Industrial-Labeling-Keyboard-1801611/dp/B005MR516Y/ref=sr_1_1?s=office-products&amp;ie=UTF8&amp;qid=1458109490&amp;sr=1-1&amp;keywords=dymo+rhino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4” heat shrink labels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PRO 1/4in x 5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<text:a xlink:href="http://www.amazon.com/DYMO-RhinoPRO-Heat-Shrink-Cable-4-inch/dp/B000AN9I7I/ref=sr_1_1?ie=UTF8&amp;qid=1458109442&amp;sr=8-1&amp;keywords=dymo+heat+shrink" xlink:type="simple">http://www.amazon.com/DYMO-RhinoPRO-Heat-Shrink-Cable-4-inch/dp/B000AN9I7I/ref=sr_1_1?ie=UTF8&amp;qid=1458109442&amp;sr=8-1&amp;keywords=dymo+heat+shrink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2” heat shrink labels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PRO 1/2” x 5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<text:a xlink:href="http://www.amazon.com/DYMO-RhinoPRO-Heat-Shrink-Cable-2-inch/dp/B000AN9I64/ref=sr_1_3?ie=UTF8&amp;qid=1458109442&amp;sr=8-3&amp;keywords=dymo+heat+shrink" xlink:type="simple">http://www.amazon.com/DYMO-RhinoPRO-Heat-Shrink-Cable-2-inch/dp/B000AN9I64/ref=sr_1_3?ie=UTF8&amp;qid=1458109442&amp;sr=8-3&amp;keywords=dymo+heat+shrink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4” sleeving</text:p>
          </table:table-cell>
          <table:table-cell office:value-type="string" calcext:value-type="string">
            <text:p>Techflex</text:p>
          </table:table-cell>
          <table:table-cell office:value-type="string" calcext:value-type="string">
            <text:p>1/4” self wrap braided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<text:a xlink:href="http://www.amazon.com/Sleeving-Self-Wrap-Braided-20/dp/B004UHQN2I/ref=sr_1_8?ie=UTF8&amp;qid=1458111287&amp;sr=8-8&amp;keywords=self+wrap+braided+sleeving" xlink:type="simple">http://www.amazon.com/Sleeving-Self-Wrap-Braided-20/dp/B004UHQN2I/ref=sr_1_8?ie=UTF8&amp;qid=1458111287&amp;sr=8-8&amp;keywords=self+wrap+braided+sleevin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2” sleeving</text:p>
          </table:table-cell>
          <table:table-cell office:value-type="string" calcext:value-type="string">
            <text:p>Techflex</text:p>
          </table:table-cell>
          <table:table-cell office:value-type="string" calcext:value-type="string">
            <text:p>1/2” self wrap braided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<text:a xlink:href="http://www.amazon.com/TechFlex-0-50-inch-split-sleeving/dp/B0008IV3XC/ref=pd_sim_60_3?ie=UTF8&amp;dpID=41G1UzElCTL&amp;dpSrc=sims&amp;preST=_AC_UL160_SR160%2C160_&amp;refRID=1G9BTKQECR2ZEWECDXRE" xlink:type="simple">http://www.amazon.com/TechFlex-0-50-inch-split-sleeving/dp/B0008IV3XC/ref=pd_sim_60_3?ie=UTF8&amp;dpID=41G1UzElCTL&amp;dpSrc=sims&amp;preST=_AC_UL160_SR160%2C160_&amp;refRID=1G9BTKQECR2ZEWECDXRE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16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1/16 BK10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a xlink:href="http://www.digikey.com/product-detail/en/alpha-wire/F221B1%2F16%20BK100/A116B-4-ND/281667" xlink:type="simple">http://www.digikey.com/product-detail/en/alpha-wire/F221B1%2F16 BK100/A116B-4-ND/28166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8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1/8 BK10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<text:a xlink:href="http://www.digikey.com/product-detail/en/alpha-wire/F221B1%2F8%20BK100/A018B-4-ND/281671" xlink:type="simple">http://www.digikey.com/product-detail/en/alpha-wire/F221B1%2F8 BK100/A018B-4-ND/28167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4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1/4 BK10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<text:a xlink:href="http://www.digikey.com/product-detail/en/alpha-wire/F221B1%2F4%20BK100/A014B-4-ND/281675" xlink:type="simple">http://www.digikey.com/product-detail/en/alpha-wire/F221B1%2F4 BK100/A014B-4-ND/28167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2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1/2 BK21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a xlink:href="http://www.digikey.com/product-detail/en/alpha-wire/F221B1%2F2%20BK210/A012B-4-ND/281679" xlink:type="simple">http://www.digikey.com/product-detail/en/alpha-wire/F221B1%2F2 BK210/A012B-4-ND/28167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1IN BK209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a xlink:href="http://www.digikey.com/product-detail/en/alpha-wire/F221B1IN%20BK209/A100B-4-ND/281683" xlink:type="simple">http://www.digikey.com/product-detail/en/alpha-wire/F221B1IN BK209/A100B-4-ND/28168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5” heat shrink</text:p>
          </table:table-cell>
          <table:table-cell office:value-type="string" calcext:value-type="string">
            <text:p>TE Connectivity Raychem</text:p>
          </table:table-cell>
          <table:table-cell office:value-type="string" calcext:value-type="string">
            <text:p>RNF-100-1-1/2-BK-SP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<text:a xlink:href="http://www.digikey.com/product-detail/en/te-connectivity-raychem-cable-protection/RNF-100-1-1%2F2-BK-SP/RNF-100-1-1%2F2-BK-SP-01-ND/5418600" xlink:type="simple">http://www.digikey.com/product-detail/en/te-connectivity-raychem-cable-protection/RNF-100-1-1%2F2-BK-SP/RNF-100-1-1%2F2-BK-SP-01-ND/541860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f fusing silicon tape</text:p>
          </table:table-cell>
          <table:table-cell office:value-type="string" calcext:value-type="string">
            <text:p>Vypar Products</text:p>
          </table:table-cell>
          <table:table-cell office:value-type="string" calcext:value-type="string">
            <text:p>TPE-XCSB 2 pack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<text:a xlink:href="http://www.amazon.com/Vypar-Products-Inc-TPE-XCSB-Self-Fusing/dp/B017RA7R5Q/ref=sr_1_3?s=office-products&amp;ie=UTF8&amp;qid=1458111567&amp;sr=1-3&amp;keywords=self+fusing+silicon+tape" xlink:type="simple">http://www.amazon.com/Vypar-Products-Inc-TPE-XCSB-Self-Fusing/dp/B017RA7R5Q/ref=sr_1_3?s=office-products&amp;ie=UTF8&amp;qid=1458111567&amp;sr=1-3&amp;keywords=self+fusing+silicon+tape</text:a></text:p>
          </table:table-cell>
          <table:table-cell office:value-type="string" calcext:value-type="string">
            <text:p>Select the 2-P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d zip ties</text:p>
          </table:table-cell>
          <table:table-cell office:value-type="string" calcext:value-type="string">
            <text:p>Gardner Bender</text:p>
          </table:table-cell>
          <table:table-cell office:value-type="string" calcext:value-type="string">
            <text:p>46-308UVBFZ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<text:a xlink:href="http://www.amazon.com/Gardner-Bender-46-308UVBFZ-Performs-185-Degree/dp/B00PXLNB48/ref=sr_1_1?ie=UTF8&amp;qid=1458111737&amp;sr=8-1&amp;keywords=cold+zip+ties" xlink:type="simple">http://www.amazon.com/Gardner-Bender-46-308UVBFZ-Performs-185-Degree/dp/B00PXLNB48/ref=sr_1_1?ie=UTF8&amp;qid=1458111737&amp;sr=8-1&amp;keywords=cold+zip+ti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 AWG red</text:p>
          </table:table-cell>
          <table:table-cell office:value-type="string" calcext:value-type="string">
            <text:p>Nexans</text:p>
          </table:table-cell>
          <table:table-cell office:value-type="string" calcext:value-type="string">
            <text:p>M22759/32-20-2</text:p>
          </table:table-cell>
          <table:table-cell office:value-type="string" calcext:value-type="string">
            <text:p>Newark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a xlink:href="http://www.newark.com/nexans/m22759-32-20-2/hook-up-wire-20awg-red-per-ft/dp/21T2995" xlink:type="simple">http://www.newark.com/nexans/m22759-32-20-2/hook-up-wire-20awg-red-per-ft/dp/21T299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 AWG black</text:p>
          </table:table-cell>
          <table:table-cell office:value-type="string" calcext:value-type="string">
            <text:p>Harbour Industries</text:p>
          </table:table-cell>
          <table:table-cell office:value-type="string" calcext:value-type="string">
            <text:p>M22759/16-20-0</text:p>
          </table:table-cell>
          <table:table-cell office:value-type="string" calcext:value-type="string">
            <text:p>Newark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a xlink:href="http://www.newark.com/harbour-industries/m22759-16-20-0/hook-up-wire-20awg-black-per-ft/dp/21T2823" xlink:type="simple">http://www.newark.com/harbour-industries/m22759-16-20-0/hook-up-wire-20awg-black-per-ft/dp/21T282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 AWG white</text:p>
          </table:table-cell>
          <table:table-cell office:value-type="string" calcext:value-type="string">
            <text:p>Nexans</text:p>
          </table:table-cell>
          <table:table-cell office:value-type="string" calcext:value-type="string">
            <text:p>M22759/32-20-9</text:p>
          </table:table-cell>
          <table:table-cell office:value-type="string" calcext:value-type="string">
            <text:p>Newark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://www.newark.com/nexans/m22759-32-20-9/hook-up-wire-20awg-white-per-ft/dp/21T3013" xlink:type="simple">http://www.newark.com/nexans/m22759-32-20-9/hook-up-wire-20awg-white-per-ft/dp/21T3013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 AWG blue</text:p>
          </table:table-cell>
          <table:table-cell office:value-type="string" calcext:value-type="string">
            <text:p>NTE Electronics</text:p>
          </table:table-cell>
          <table:table-cell office:value-type="string" calcext:value-type="string">
            <text:p>WH20-06-10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4.34" calcext:value-type="float">
            <text:p>14.34</text:p>
          </table:table-cell>
          <table:table-cell table:style-name="ce5" office:value-type="string" calcext:value-type="string">
            <text:p><text:span text:style-name="T1"><text:a xlink:href="http://www.newark.com/nte-electronics/wh20-06-100/hook-up-wire-100ft-20awg-copper/dp/33C7326" xlink:type="simple">http://www.newark.com/nte-electronics/wh20-06-100/hook-up-wire-100ft-20awg-copper/dp/33C7326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AWG red</text:p>
          </table:table-cell>
          <table:table-cell office:value-type="string" calcext:value-type="string">
            <text:p>Pro Power</text:p>
          </table:table-cell>
          <table:table-cell office:value-type="string" calcext:value-type="string">
            <text:p>PP001272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<text:a xlink:href="http://www.newark.com/pro-power/pp001272/tri-rated-cable-1-5mm2-red-100m/dp/68Y7955" xlink:type="simple">http://www.newark.com/pro-power/pp001272/tri-rated-cable-1-5mm2-red-100m/dp/68Y795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AWG black</text:p>
          </table:table-cell>
          <table:table-cell office:value-type="string" calcext:value-type="string">
            <text:p>Pro Power</text:p>
          </table:table-cell>
          <table:table-cell office:value-type="string" calcext:value-type="string">
            <text:p>PP001188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<text:a xlink:href="http://www.newark.com/pro-power/pp001188/tri-rated-cable-1-5mm2-black-100m/dp/68Y7871" xlink:type="simple">http://www.newark.com/pro-power/pp001188/tri-rated-cable-1-5mm2-black-100m/dp/68Y7871</text:a></text:p>
          </table:table-cell>
          <table:table-cell table:number-columns-repeated="1017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DM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Total</text:p>
          </table:table-cell>
          <table:table-cell table:style-name="Default" table:number-matrix-columns-spanned="1" table:number-matrix-rows-spanned="1" table:formula="of:=SUM([PDM.E4:.E59]*[PDM.F4:.F59])" office:value-type="float" office:value="119.465" calcext:value-type="float">
            <text:p>119.465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PDM</text:p>
          </table:table-cell>
          <table:table-cell office:value-type="string" calcext:value-type="string">
            <text:p>Cooper Bussmann</text:p>
          </table:table-cell>
          <table:table-cell office:value-type="string" calcext:value-type="string">
            <text:p>15303-5-2-4</text:p>
          </table:table-cell>
          <table:table-cell office:value-type="string" calcext:value-type="string">
            <text:p>Waytek Inc</text:p>
          </table:table-cell>
          <table:table-cell office:value-type="float" office:value="1" calcext:value-type="float">
            <text:p>1</text:p>
          </table:table-cell>
          <table:table-cell office:value-type="float" office:value="57.57" calcext:value-type="float">
            <text:p>57.57</text:p>
          </table:table-cell>
          <table:table-cell office:value-type="string" calcext:value-type="string">
            <text:p><text:a xlink:href="https://www.waytekwire.com/item/46357/Cooper-Bussmann-15404-2-0-1-0A-RFRM-Panel-/" xlink:type="simple">https://www.waytekwire.com/item/46357/Cooper-Bussmann-15404-2-0-1-0A-RFRM-Panel-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terminal removal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12094429 removal tool</text:p>
          </table:table-cell>
          <table:table-cell office:value-type="string" calcext:value-type="string">
            <text:p>Waytek Inc</text:p>
          </table:table-cell>
          <table:table-cell office:value-type="float" office:value="1" calcext:value-type="float">
            <text:p>1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<text:a xlink:href="http://www.waytekwire.com/item/422/Delphi-12094429-Metri-Pack-Terminal-Removal-Tool-/" xlink:type="simple">http://www.waytekwire.com/item/422/Delphi-12094429-Metri-Pack-Terminal-Removal-Tool-/</text:a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PDM crimp tool</text:p>
          </table:table-cell>
          <table:table-cell table:style-name="ce6" office:value-type="string" calcext:value-type="string">
            <text:p>Delphi</text:p>
          </table:table-cell>
          <table:table-cell table:style-name="ce6" office:value-type="string" calcext:value-type="string">
            <text:p>22-14 AWG crimper</text:p>
          </table:table-cell>
          <table:table-cell table:style-name="ce6" office:value-type="string" calcext:value-type="string">
            <text:p>Waytek In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.46" calcext:value-type="float">
            <text:p>9.46</text:p>
          </table:table-cell>
          <table:table-cell table:style-name="ce6" office:value-type="string" calcext:value-type="string">
            <text:p><text:a xlink:href="http://www.waytekwire.com/item/533/CRIMPER-SEALED-METRI-PACK/" xlink:type="simple">http://www.waytekwire.com/item/533/CRIMPER-SEALED-METRI-PACK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terminals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22-20 AWG tangless</text:p>
          </table:table-cell>
          <table:table-cell office:value-type="string" calcext:value-type="string">
            <text:p>Waytek Inc</text:p>
          </table:table-cell>
          <table:table-cell office:value-type="float" office:value="50" calcext:value-type="float">
            <text:p>50</text:p>
          </table:table-cell>
          <table:table-cell office:value-type="float" office:value="0.1005" calcext:value-type="float">
            <text:p>0.1005</text:p>
          </table:table-cell>
          <table:table-cell office:value-type="string" calcext:value-type="string">
            <text:p><text:a xlink:href="http://www.waytekwire.com/item/30068/Delphi-12110846-Metri-Pack-280-Series-22-20-GA/" xlink:type="simple">http://www.waytekwire.com/item/30068/Delphi-12110846-Metri-Pack-280-Series-22-20-GA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terminals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18-16 AWG tangless</text:p>
          </table:table-cell>
          <table:table-cell office:value-type="string" calcext:value-type="string">
            <text:p>Waytek Inc</text:p>
          </table:table-cell>
          <table:table-cell office:value-type="float" office:value="50" calcext:value-type="float">
            <text:p>50</text:p>
          </table:table-cell>
          <table:table-cell office:value-type="float" office:value="0.0914" calcext:value-type="float">
            <text:p>0.0914</text:p>
          </table:table-cell>
          <table:table-cell office:value-type="string" calcext:value-type="string">
            <text:p><text:a xlink:href="http://www.waytekwire.com/item/30069/Delphi-12110847-Metri-Pack-280-Series-18-16-GA/" xlink:type="simple">http://www.waytekwire.com/item/30069/Delphi-12110847-Metri-Pack-280-Series-18-16-GA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seals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20-18 AWG seals</text:p>
          </table:table-cell>
          <table:table-cell office:value-type="string" calcext:value-type="string">
            <text:p>Waytek Inc</text:p>
          </table:table-cell>
          <table:table-cell office:value-type="float" office:value="100" calcext:value-type="float">
            <text:p>100</text:p>
          </table:table-cell>
          <table:table-cell office:value-type="float" office:value="0.0642" calcext:value-type="float">
            <text:p>0.0642</text:p>
          </table:table-cell>
          <table:table-cell office:value-type="string" calcext:value-type="string">
            <text:p><text:a xlink:href="http://www.waytekwire.com/item/39000/Delphi-15324982-Metri-Pack-280-Series-Cable-Seal-/" xlink:type="simple">http://www.waytekwire.com/item/39000/Delphi-15324982-Metri-Pack-280-Series-Cable-Seal-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seals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16-14 AWG seals</text:p>
          </table:table-cell>
          <table:table-cell office:value-type="string" calcext:value-type="string">
            <text:p>Waytek Inc</text:p>
          </table:table-cell>
          <table:table-cell office:value-type="float" office:value="100" calcext:value-type="float">
            <text:p>100</text:p>
          </table:table-cell>
          <table:table-cell office:value-type="float" office:value="0.0639" calcext:value-type="float">
            <text:p>0.0639</text:p>
          </table:table-cell>
          <table:table-cell office:value-type="string" calcext:value-type="string">
            <text:p><text:a xlink:href="http://www.waytekwire.com/item/39001/Delphi-15324980-Metri-Pack-280-Series-Cable-Seal-/" xlink:type="simple">http://www.waytekwire.com/item/39001/Delphi-15324980-Metri-Pack-280-Series-Cable-Seal-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M seals</text:p>
          </table:table-cell>
          <table:table-cell office:value-type="string" calcext:value-type="string">
            <text:p>Delphi</text:p>
          </table:table-cell>
          <table:table-cell office:value-type="string" calcext:value-type="string">
            <text:p>Plug seals</text:p>
          </table:table-cell>
          <table:table-cell office:value-type="string" calcext:value-type="string">
            <text:p>Waytek Inc</text:p>
          </table:table-cell>
          <table:table-cell office:value-type="float" office:value="100" calcext:value-type="float">
            <text:p>100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<text:a xlink:href="http://www.waytekwire.com/item/39010/Delphi-12010300-1-Way-Cable-Cavity-Plug-Seal-/" xlink:type="simple">http://www.waytekwire.com/item/39010/Delphi-12010300-1-Way-Cable-Cavity-Plug-Seal-/</text:a></text:p>
          </table:table-cell>
          <table:table-cell table:number-columns-repeated="1017"/>
        </table:table-row>
      </table:table>
      <table:table table:name="LV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LV PCB'.E4:.E59]*['LV PCB'.F4:.F59])" office:value-type="float" office:value="29.42" calcext:value-type="float">
            <text:p>29.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BB cape header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Stacking Header Set…</text:p>
          </table:table-cell>
          <table:table-cell office:value-type="string" calcext:value-type="string">
            <text:p>Adafruit</text:p>
          </table:table-cell>
          <table:table-cell office:value-type="float" office:value="2" calcext:value-type="float">
            <text:p>2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<text:a xlink:href="https://www.adafruit.com/products/706" xlink:type="simple">https://www.adafruit.com/products/706</text:a></text:p>
          </table:table-cell>
          <table:table-cell/>
        </table:table-row>
        <table:table-row table:style-name="ro1">
          <table:table-cell office:value-type="string" calcext:value-type="string">
            <text:p>5V DC-DC converte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OKI-78SR-5/1.5-W36H-C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a xlink:href="http://www.digikey.com/short/3qmd8c" xlink:type="simple">http://www.digikey.com/short/3qmd8c</text:a></text:p>
          </table:table-cell>
          <table:table-cell/>
        </table:table-row>
        <table:table-row table:style-name="ro1">
          <table:table-cell office:value-type="string" calcext:value-type="string">
            <text:p>2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2 pos</text:p>
          </table:table-cell>
          <table:table-cell office:value-type="string" calcext:value-type="string">
            <text:p>Digikey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a xlink:href="http://www.digikey.com/product-detail/en/phoenix-contact/1985195/277-1622-ND/568659" xlink:type="simple">http://www.digikey.com/product-detail/en/phoenix-contact/1985195/277-1622-ND/568659</text:a></text:p>
          </table:table-cell>
          <table:table-cell/>
        </table:table-row>
        <table:table-row table:style-name="ro1">
          <table:table-cell office:value-type="string" calcext:value-type="string">
            <text:p>4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4 pos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a xlink:href="http://www.digikey.com/product-detail/en/phoenix-contact/1985218/277-1624-ND/568661" xlink:type="simple">http://www.digikey.com/product-detail/en/phoenix-contact/1985218/277-1624-ND/568661</text:a></text:p>
          </table:table-cell>
          <table:table-cell/>
        </table:table-row>
        <table:table-row table:style-name="ro1">
          <table:table-cell office:value-type="string" calcext:value-type="string">
            <text:p>5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5 pos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a xlink:href="http://www.digikey.com/product-detail/en/phoenix-contact/1985221/277-1625-ND/568662" xlink:type="simple">http://www.digikey.com/product-detail/en/phoenix-contact/1985221/277-1625-ND/568662</text:a></text:p>
          </table:table-cell>
          <table:table-cell/>
        </table:table-row>
        <table:table-row table:style-name="ro1">
          <table:table-cell office:value-type="string" calcext:value-type="string">
            <text:p>8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8 pos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<text:a xlink:href="http://www.digikey.com/product-detail/en/phoenix-contact/1985250/277-1628-ND/568665" xlink:type="simple">http://www.digikey.com/product-detail/en/phoenix-contact/1985250/277-1628-ND/568665</text:a></text:p>
          </table:table-cell>
          <table:table-cell/>
        </table:table-row>
        <table:table-row table:style-name="ro1">
          <table:table-cell office:value-type="string" calcext:value-type="string">
            <text:p>9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9 pos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a xlink:href="http://www.digikey.com/product-detail/en/phoenix-contact/1985263/277-1629-ND/568666" xlink:type="simple">http://www.digikey.com/product-detail/en/phoenix-contact/1985263/277-1629-ND/568666</text:a>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V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HV PCB'.E4:.E59]*['HV PCB'.F4:.F59])" office:value-type="float" office:value="86.98" calcext:value-type="float">
            <text:p>86.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V DC-DC converter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VSK-S5-12UA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<text:a xlink:href="http://www.digikey.com/product-detail/en/cui-inc/VSK-S5-12UA/102-2388-ND/2718949" xlink:type="simple">http://www.digikey.com/product-detail/en/cui-inc/VSK-S5-12UA/102-2388-ND/2718949</text:a></text:p>
          </table:table-cell>
          <table:table-cell/>
        </table:table-row>
        <table:table-row table:style-name="ro1">
          <table:table-cell office:value-type="string" calcext:value-type="string">
            <text:p>Precharge relay</text:p>
          </table:table-cell>
          <table:table-cell office:value-type="string" calcext:value-type="string">
            <text:p>Standex-Meder Elec</text:p>
          </table:table-cell>
          <table:table-cell office:value-type="string" calcext:value-type="string">
            <text:p>KT12-1A-40L-THT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a xlink:href="http://www.digikey.com/product-detail/en/standex-meder-electronics/KT12-1A-40L-THT/374-1359-ND/4341852" xlink:type="simple">http://www.digikey.com/product-detail/en/standex-meder-electronics/KT12-1A-40L-THT/374-1359-ND/4341852</text:a></text:p>
          </table:table-cell>
          <table:table-cell/>
        </table:table-row>
        <table:table-row table:style-name="ro1">
          <table:table-cell office:value-type="string" calcext:value-type="string">
            <text:p>Discharge relay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QZ404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<text:a xlink:href="http://www.digikey.com/product-search/en/relays/solid-state-relays/1048664?k=&amp;pv130=238&amp;FV=1140050%2Cc100001%2Cc100002%2Cc100004%2Cc100007%2Cc10000a%2Cc10001e%2Cc10001f%2Cc10002b%2Cc1000f8%2Cc100108%2Cc10012e%2Cc100172%2Cc100217%2Cfff40010%2Cfff80058%2C6c8002b%2C6c8002c%2C6c80031%2C6c80038%2C6c8003a%2C6c8003b%2C6c8003d%2C6c8003f%2C6c80040%2C6c8004f%2C6c80077&amp;mnonly=0&amp;newproducts=0&amp;ColumnSort=1000011&amp;page=1&amp;stock=1&amp;quantity=0&amp;ptm=0&amp;fid=0&amp;pageSize=500" xlink:type="simple">http://www.digikey.com/product-search/en/relays/solid-state-relays/1048664?k=&amp;pv130=238&amp;FV=1140050%2Cc100001%2Cc100002%2Cc100004%2Cc100007%2Cc10000a%2Cc10001e%2Cc10001f%2Cc10002b%2Cc1000f8%2Cc100108%2Cc10012e%2Cc100172%2Cc100217%2Cfff40010%2Cfff80058%2C6c8002b%2C6c8002c%2C6c80031%2C6c80038%2C6c8003a%2C6c8003b%2C6c8003d%2C6c8003f%2C6c80040%2C6c8004f%2C6c80077&amp;mnonly=0&amp;newproducts=0&amp;ColumnSort=1000011&amp;page=1&amp;stock=1&amp;quantity=0&amp;ptm=0&amp;fid=0&amp;pageSize=500</text:a></text:p>
          </table:table-cell>
          <table:table-cell/>
        </table:table-row>
        <table:table-row table:style-name="ro1">
          <table:table-cell office:value-type="string" calcext:value-type="string">
            <text:p>Precharge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1K 13W 5% wire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a xlink:href="http://www.digikey.com/product-detail/en/vishay-dale/CW0101K000JE73/CWE-1.0KRCT-ND/1166482" xlink:type="simple">http://www.digikey.com/product-detail/en/vishay-dale/CW0101K000JE73/CWE-1.0KRCT-ND/1166482</text:a></text:p>
          </table:table-cell>
          <table:table-cell/>
        </table:table-row>
        <table:table-row table:style-name="ro1">
          <table:table-cell office:value-type="string" calcext:value-type="string">
            <text:p>Discharge resistor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2K 10W 5% wire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a xlink:href="http://www.digikey.com/product-detail/en/ohmite/20J2K0E/20J2K0E-ND/822951" xlink:type="simple">http://www.digikey.com/product-detail/en/ohmite/20J2K0E/20J2K0E-ND/822951</text:a></text:p>
          </table:table-cell>
          <table:table-cell/>
        </table:table-row>
        <table:table-row table:style-name="ro1">
          <table:table-cell office:value-type="string" calcext:value-type="string">
            <text:p>HV indicator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22K 10W 5% wire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a xlink:href="http://www.digikey.com/product-detail/en/vishay-dale/ALSR0522K00JE12/ALSR5J-22.0K-ND/257471" xlink:type="simple">http://www.digikey.com/product-detail/en/vishay-dale/ALSR0522K00JE12/ALSR5J-22.0K-ND/257471</text:a></text:p>
          </table:table-cell>
          <table:table-cell/>
        </table:table-row>
        <table:table-row table:style-name="ro1">
          <table:table-cell office:value-type="string" calcext:value-type="string">
            <text:p>TSMP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10K 10W 1% wire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a xlink:href="http://www.digikey.com/product-detail/en/vishay-dale/RS01010K00FE73/RSD-10KRCT-ND/1166571" xlink:type="simple">http://www.digikey.com/product-detail/en/vishay-dale/RS01010K00FE73/RSD-10KRCT-ND/1166571</text:a></text:p>
          </table:table-cell>
          <table:table-cell/>
        </table:table-row>
        <table:table-row table:style-name="ro1">
          <table:table-cell office:value-type="string" calcext:value-type="string">
            <text:p>HV lights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ATO 1A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a xlink:href="http://www.digikey.com/product-detail/en/littelfuse-inc/0287001.PXCN/F4191-ND/3102551" xlink:type="simple">http://www.digikey.com/product-detail/en/littelfuse-inc/0287001.PXCN/F4191-ND/3102551</text:a></text:p>
          </table:table-cell>
          <table:table-cell/>
        </table:table-row>
        <table:table-row table:style-name="ro1">
          <table:table-cell office:value-type="string" calcext:value-type="string">
            <text:p>HV lights fuseholder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ATO holder BK-601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a xlink:href="http://www.digikey.com/product-detail/en/mpd-memory-protection-devices/BK-6010/BK-6010-ND/2330529" xlink:type="simple">http://www.digikey.com/product-detail/en/mpd-memory-protection-devices/BK-6010/BK-6010-ND/2330529</text:a></text:p>
          </table:table-cell>
          <table:table-cell/>
        </table:table-row>
        <table:table-row table:style-name="ro1">
          <table:table-cell office:value-type="string" calcext:value-type="string">
            <text:p>HV emeter fuse</text:p>
          </table:table-cell>
          <table:table-cell office:value-type="string" calcext:value-type="string">
            <text:p>Eaton Bussmann</text:p>
          </table:table-cell>
          <table:table-cell office:value-type="string" calcext:value-type="string">
            <text:p>BK/PCB-1/2-R 0.5A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<text:a xlink:href="http://www.digikey.com/product-detail/en/eaton-bussmann/BK%2FPCB-1%2F2-R/283-2757-ND/954337" xlink:type="simple">http://www.digikey.com/product-detail/en/eaton-bussmann/BK%2FPCB-1%2F2-R/283-2757-ND/954337</text:a></text:p>
          </table:table-cell>
          <table:table-cell/>
        </table:table-row>
        <table:table-row table:style-name="ro1">
          <table:table-cell office:value-type="string" calcext:value-type="string">
            <text:p>HV emeter fuseholder</text:p>
          </table:table-cell>
          <table:table-cell office:value-type="string" calcext:value-type="string">
            <text:p>Eaton Bussmann</text:p>
          </table:table-cell>
          <table:table-cell office:value-type="string" calcext:value-type="string">
            <text:p>BK/PCB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<text:a xlink:href="http://www.digikey.com/product-detail/en/eaton-bussmann/BK%2FPCS/283-2356-ND/264876" xlink:type="simple">http://www.digikey.com/product-detail/en/eaton-bussmann/BK%2FPCS/283-2356-ND/264876</text:a></text:p>
          </table:table-cell>
          <table:table-cell/>
        </table:table-row>
        <table:table-row table:style-name="ro1">
          <table:table-cell office:value-type="string" calcext:value-type="string">
            <text:p>HV TSAL/TSEL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100DP1T1B1M2QEH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<text:a xlink:href="http://www.digikey.com/product-detail/en/e-switch/100DP1T1B1M2QEH/EG2400-ND/378869" xlink:type="simple">http://www.digikey.com/product-detail/en/e-switch/100DP1T1B1M2QEH/EG2400-ND/378869</text:a></text:p>
          </table:table-cell>
          <table:table-cell/>
        </table:table-row>
        <table:table-row table:style-name="ro1">
          <table:table-cell office:value-type="string" calcext:value-type="string">
            <text:p>2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2 pos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a xlink:href="http://www.digikey.com/product-detail/en/phoenix-contact/1985195/277-1622-ND/568659" xlink:type="simple">http://www.digikey.com/product-detail/en/phoenix-contact/1985195/277-1622-ND/568659</text:a></text:p>
          </table:table-cell>
          <table:table-cell/>
        </table:table-row>
        <table:table-row table:style-name="ro1">
          <table:table-cell office:value-type="string" calcext:value-type="string">
            <text:p>4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4 pos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a xlink:href="http://www.digikey.com/product-detail/en/phoenix-contact/1985218/277-1624-ND/568661" xlink:type="simple">http://www.digikey.com/product-detail/en/phoenix-contact/1985218/277-1624-ND/568661</text:a></text:p>
          </table:table-cell>
          <table:table-cell/>
        </table:table-row>
        <table:table-row table:style-name="ro1">
          <table:table-cell office:value-type="string" calcext:value-type="string">
            <text:p>6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6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a xlink:href="http://www.digikey.com/product-detail/en/phoenix-contact/1985234/277-1626-ND/568663" xlink:type="simple">http://www.digikey.com/product-detail/en/phoenix-contact/1985234/277-1626-ND/568663</text:a></text:p>
          </table:table-cell>
          <table:table-cell/>
        </table:table-row>
        <table:table-row table:style-name="ro1">
          <table:table-cell office:value-type="string" calcext:value-type="string">
            <text:p>HV reg input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1uF UVZ2V010MED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a xlink:href="http://www.digikey.com/product-detail/en/nichicon/UVZ2V010MED/493-1434-ND/589175" xlink:type="simple">http://www.digikey.com/product-detail/en/nichicon/UVZ2V010MED/493-1434-ND/589175</text:a></text:p>
          </table:table-cell>
          <table:table-cell/>
        </table:table-row>
        <table:table-row table:style-name="ro1">
          <table:table-cell office:value-type="string" calcext:value-type="string">
            <text:p>HV reg output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22uF UVY2V220MHD1TO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<text:a xlink:href="http://www.digikey.com/product-detail/en/nichicon/UVY2V220MHD1TO/493-12994-1-ND/4328611" xlink:type="simple">http://www.digikey.com/product-detail/en/nichicon/UVY2V220MHD1TO/493-12994-1-ND/4328611</text:a></text:p>
          </table:table-cell>
          <table:table-cell/>
        </table:table-row>
        <table:table-row table:style-name="ro2">
          <table:table-cell office:value-type="string" calcext:value-type="string">
            <text:p>HV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785AH120T1G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a xlink:href="http://www.digikey.com/product-detail/en/on-semiconductor/NCP785AH120T1G/NCP785AH120T1GOSCT-ND/5267884" xlink:type="simple">http://www.digikey.com/product-detail/en/on-semiconductor/NCP785AH120T1G/NCP785AH120T1GOSCT-ND/5267884</text:a>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V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HV.E4:.E47]*[HV.F4:.F47])" office:value-type="float" office:value="1033.41" calcext:value-type="float">
            <text:p>1033.41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V charging fuse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0487010.MXP 10A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<text:a xlink:href="http://www.digikey.com/product-detail/en/littelfuse-inc/0487010.MXP/F6661-ND/5029353" xlink:type="simple">http://www.digikey.com/product-detail/en/littelfuse-inc/0487010.MXP/F6661-ND/502935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V charging fuseholder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BF303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a xlink:href="http://www.digikey.com/product-detail/en/mpd-memory-protection-devices/BF303/BF303-ND/2330519" xlink:type="simple">http://www.digikey.com/product-detail/en/mpd-memory-protection-devices/BF303/BF303-ND/233051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r fault LED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Q8R1BXXY110E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<text:a xlink:href="http://www.newark.com/apem/q8r1bxxy110e/panel-mount-indicator-led-8mm/dp/16R0187" xlink:type="simple">http://www.newark.com/apem/q8r1bxxy110e/panel-mount-indicator-led-8mm/dp/16R018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r fault LED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Q14F1CXXR110E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<text:a xlink:href="http://www.newark.com/apem/q14f1cxxr110e/panel-mount-indicator-led-14mm/dp/15R9884" xlink:type="simple">http://www.newark.com/apem/q14f1cxxr110e/panel-mount-indicator-led-14mm/dp/15R9884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r fault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OUAZ-SS-112L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<text:a xlink:href="http://www.newark.com/te-connectivity-oeg/ouaz-ss-112l-900/relay-signal-spdt-120vac-24vdc/dp/73J6576" xlink:type="simple">http://www.newark.com/te-connectivity-oeg/ouaz-ss-112l-900/relay-signal-spdt-120vac-24vdc/dp/73J657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r latch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TE24615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<text:a xlink:href="http://www.newark.com/te-connectivity-schrack/rte24615/relay-dpdt-250vac-8a/dp/48F3750" xlink:type="simple">http://www.newark.com/te-connectivity-schrack/rte24615/relay-dpdt-250vac-8a/dp/48F375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VP thin</text:p>
          </table:table-cell>
          <table:table-cell office:value-type="string" calcext:value-type="string">
            <text:p>Super Bright LEDs Inc</text:p>
          </table:table-cell>
          <table:table-cell office:value-type="string" calcext:value-type="string">
            <text:p>M3-R6</text:p>
          </table:table-cell>
          <table:table-cell office:value-type="string" calcext:value-type="string">
            <text:p>Super Bright LEDs Inc</text:p>
          </table:table-cell>
          <table:table-cell office:value-type="float" office:value="2" calcext:value-type="float">
            <text:p>2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<text:a xlink:href="https://www.superbrightleds.com/moreinfo/rv-marker-led-lights/rectangular-led-truck-trailer-light-3-78in-led-marker-clearance-light-with-6-leds/575/" xlink:type="simple">https://www.superbrightleds.com/moreinfo/rv-marker-led-lights/rectangular-led-truck-trailer-light-3-78in-led-marker-clearance-light-with-6-leds/575/</text:a></text:p>
          </table:table-cell>
          <table:table-cell office:value-type="string" calcext:value-type="string">
            <text:p>Red co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EL</text:p>
          </table:table-cell>
          <table:table-cell office:value-type="string" calcext:value-type="string">
            <text:p>Super Bright LEDs Inc</text:p>
          </table:table-cell>
          <table:table-cell office:value-type="string" calcext:value-type="string">
            <text:p>MSTRB-360-A</text:p>
          </table:table-cell>
          <table:table-cell office:value-type="string" calcext:value-type="string">
            <text:p>Super Bright LEDs Inc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<text:a xlink:href="https://www.superbrightleds.com/moreinfo/strobe-beacons/led-hideaway-strobe-lights-mini-emergency-vehicle-led-warning-lights/1905/" xlink:type="simple">https://www.superbrightleds.com/moreinfo/strobe-beacons/led-hideaway-strobe-lights-mini-emergency-vehicle-led-warning-lights/1905/</text:a></text:p>
          </table:table-cell>
          <table:table-cell office:value-type="string" calcext:value-type="string">
            <text:p>360 deg, amber col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V fuse</text:p>
          </table:table-cell>
          <table:table-cell table:style-name="ce2" office:value-type="string" calcext:value-type="string">
            <text:p>Littelfuse</text:p>
          </table:table-cell>
          <table:table-cell table:style-name="ce2" office:value-type="string" calcext:value-type="string">
            <text:p>L50S225</text:p>
          </table:table-cell>
          <table:table-cell table:style-name="ce2" office:value-type="string" calcext:value-type="string">
            <text:p>eB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.21" calcext:value-type="float">
            <text:p>42.21</text:p>
          </table:table-cell>
          <table:table-cell table:style-name="ce2" office:value-type="string" calcext:value-type="string">
            <text:p><text:a xlink:href="http://www.ebay.com/itm/LITTELFUSE-L50S-225-NSPP-L50S225-/231139223575?hash=item35d0f8a817:g:7L4AAMXQlgtS2o6K" xlink:type="simple">http://www.ebay.com/itm/LITTELFUSE-L50S-225-NSPP-L50S225-/231139223575?hash=item35d0f8a817:g:7L4AAMXQlgtS2o6K</text:a>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Energy meter LV plug</text:p>
          </table:table-cell>
          <table:table-cell office:value-type="string" calcext:value-type="string">
            <text:p>Harting</text:p>
          </table:table-cell>
          <table:table-cell table:style-name="ce8" office:value-type="float" office:value="21032122305" calcext:value-type="float">
            <text:p>21032122305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<text:a xlink:href="http://www.newark.com/harting/21-03-212-2305/connector-receptacle-m12-4-position/dp/93K3137?ost=Harting+21032122305&amp;categoryIdBox=&amp;selectedCategoryId=&amp;categoryName=" xlink:type="simple">http://www.newark.com/harting/21-03-212-2305/connector-receptacle-m12-4-position/dp/93K3137?ost=Harting+21032122305&amp;categoryIdBox=&amp;selectedCategoryId=&amp;categoryName=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D/HVD female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PL28X-301-50</text:p>
          </table:table-cell>
          <table:table-cell office:value-type="string" calcext:value-type="string">
            <text:p>Newark</text:p>
          </table:table-cell>
          <table:table-cell office:value-type="float" office:value="4" calcext:value-type="float">
            <text:p>4</text:p>
          </table:table-cell>
          <table:table-cell office:value-type="float" office:value="52.28" calcext:value-type="float">
            <text:p>52.28</text:p>
          </table:table-cell>
          <table:table-cell office:value-type="string" calcext:value-type="string">
            <text:p><text:a xlink:href="http://www.newark.com/amphenol-industrial/pl28x-301-50/rectangular-power-connector-cable/dp/51Y5075" xlink:type="simple">http://www.newark.com/amphenol-industrial/pl28x-301-50/rectangular-power-connector-cable/dp/51Y507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D/HVD male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PL00X-301-10D8</text:p>
          </table:table-cell>
          <table:table-cell office:value-type="string" calcext:value-type="string">
            <text:p>Newark</text:p>
          </table:table-cell>
          <table:table-cell office:value-type="float" office:value="4" calcext:value-type="float">
            <text:p>4</text:p>
          </table:table-cell>
          <table:table-cell office:value-type="float" office:value="28.26" calcext:value-type="float">
            <text:p>28.26</text:p>
          </table:table-cell>
          <table:table-cell office:value-type="string" calcext:value-type="string">
            <text:p><text:a xlink:href="http://www.newark.com/amphenol-industrial/pl00x-301-10d8/rectangular-power-connector-panel/dp/51Y5046" xlink:type="simple">http://www.newark.com/amphenol-industrial/pl00x-301-10d8/rectangular-power-connector-panel/dp/51Y504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rler to motor female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PL283X-301-50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142.4" calcext:value-type="float">
            <text:p>142.4</text:p>
          </table:table-cell>
          <table:table-cell office:value-type="string" calcext:value-type="string">
            <text:p><text:a xlink:href="http://www.newark.com/amphenol-industrial/pl283x-301-50/rectangular-power-connector-cable/dp/51Y5081" xlink:type="simple">http://www.newark.com/amphenol-industrial/pl283x-301-50/rectangular-power-connector-cable/dp/51Y508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rler to motor male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PL083X-301-10D8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64.73" calcext:value-type="float">
            <text:p>64.73</text:p>
          </table:table-cell>
          <table:table-cell office:value-type="string" calcext:value-type="string">
            <text:p><text:a xlink:href="http://www.newark.com/amphenol-industrial/pl083x-301-10d8/rectangular-power-connector-panel/dp/51Y5055" xlink:type="simple">http://www.newark.com/amphenol-industrial/pl083x-301-10d8/rectangular-power-connector-panel/dp/51Y505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2” conduit</text:p>
          </table:table-cell>
          <table:table-cell office:value-type="string" calcext:value-type="string">
            <text:p>Electri-Flex</text:p>
          </table:table-cell>
          <table:table-cell office:value-type="string" calcext:value-type="string">
            <text:p>12NMFX100</text:p>
          </table:table-cell>
          <table:table-cell office:value-type="string" calcext:value-type="string">
            <text:p>Platt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a xlink:href="https://www.platt.com/platt-electric-supply/Flexible-Conduit-Liquidtight-Non-Metallic/Electri-Flex/12NMFX100/product.aspx?zpid=73831&amp;reload=yes" xlink:type="simple">https://www.platt.com/platt-electric-supply/Flexible-Conduit-Liquidtight-Non-Metallic/Electri-Flex/12NMFX100/product.aspx?zpid=73831&amp;reload=yes</text:a></text:p>
          </table:table-cell>
          <table:table-cell office:value-type="string" calcext:value-type="string">
            <text:p>Quantity in f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0 conduit fitting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NMLT50</text:p>
          </table:table-cell>
          <table:table-cell office:value-type="string" calcext:value-type="string">
            <text:p>Platt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<text:a xlink:href="https://www.platt.com/platt-electric-supply/Liquidtight-Flex-Non-Metallic-Straight-Connectors/Arlington/NMLT50/product.aspx?zpid=157523" xlink:type="simple">https://www.platt.com/platt-electric-supply/Liquidtight-Flex-Non-Metallic-Straight-Connectors/Arlington/NMLT50/product.aspx?zpid=15752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” 90 conduit fitting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NMLT90100</text:p>
          </table:table-cell>
          <table:table-cell office:value-type="string" calcext:value-type="string">
            <text:p>Platt</text:p>
          </table:table-cell>
          <table:table-cell office:value-type="float" office:value="4" calcext:value-type="float">
            <text:p>4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<text:a xlink:href="https://www.platt.com/platt-electric-supply/Liquidtight-Flex-Non-Metallic-90-Degree-Connectors/Arlington/NMLT90100/product.aspx?zpid=160765" xlink:type="simple">https://www.platt.com/platt-electric-supply/Liquidtight-Flex-Non-Metallic-90-Degree-Connectors/Arlington/NMLT90100/product.aspx?zpid=16076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” 0 conduit fitting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NMLT100</text:p>
          </table:table-cell>
          <table:table-cell office:value-type="string" calcext:value-type="string">
            <text:p>Platt</text:p>
          </table:table-cell>
          <table:table-cell office:value-type="float" office:value="7" calcext:value-type="float">
            <text:p>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<text:a xlink:href="https://www.platt.com/platt-electric-supply/Liquidtight-Flex-Non-Metallic-Straight-Connectors/Arlington/NMLT100/product.aspx?zpid=14557" xlink:type="simple">https://www.platt.com/platt-electric-supply/Liquidtight-Flex-Non-Metallic-Straight-Connectors/Arlington/NMLT100/product.aspx?zpid=1455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/0 AWG lugs</text:p>
          </table:table-cell>
          <table:table-cell office:value-type="string" calcext:value-type="string">
            <text:p>Windy Nation</text:p>
          </table:table-cell>
          <table:table-cell office:value-type="string" calcext:value-type="string">
            <text:p>1/0 AWG 5/16” copper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<text:a xlink:href="http://www.amazon.com/Tinned-Battery-Welding-Connector-Terminal/dp/B008D54QZO" xlink:type="simple">http://www.amazon.com/Tinned-Battery-Welding-Connector-Terminal/dp/B008D54QZO</text:a></text:p>
          </table:table-cell>
          <table:table-cell office:value-type="string" calcext:value-type="string">
            <text:p>Select 5/16” and 1/0-Gau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0 AWG lugs</text:p>
          </table:table-cell>
          <table:table-cell office:value-type="string" calcext:value-type="string">
            <text:p>Windy Nation</text:p>
          </table:table-cell>
          <table:table-cell office:value-type="string" calcext:value-type="string">
            <text:p>1/0 AWG 3/8” copper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<text:a xlink:href="http://www.amazon.com/TINNED-BATTERY-WELDING-CONNECTOR-TERMINAL/dp/B008D54R1M/ref=sr_1_5?ie=UTF8&amp;qid=1458144013&amp;sr=8-5&amp;keywords=1%2F0+lug+3%2F8%22" xlink:type="simple">http://www.amazon.com/TINNED-BATTERY-WELDING-CONNECTOR-TERMINAL/dp/B008D54R1M/ref=sr_1_5?ie=UTF8&amp;qid=1458144013&amp;sr=8-5&amp;keywords=1%2F0+lug+3%2F8"</text:a></text:p>
          </table:table-cell>
          <table:table-cell office:value-type="string" calcext:value-type="string">
            <text:p>Select 3/8” and 1/0-Gau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eter HV plug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Mini Fit Jr. 39-01-3022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a xlink:href="http://www.digikey.com/product-detail/en/molex-llc/0039013022/WM1021-ND/1118564" xlink:type="simple">http://www.digikey.com/product-detail/en/molex-llc/0039013022/WM1021-ND/1118564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ter HV fem term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Mini Fit Jr. 39-00-0038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<text:a xlink:href="http://www.digikey.com/product-detail/en/molex-llc/0039000038/WM2501CT-ND/467978" xlink:type="simple">http://www.digikey.com/product-detail/en/molex-llc/0039000038/WM2501CT-ND/46797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MP fem connector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6280-2SG-318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<text:a xlink:href="http://www.digikey.com/product-detail/en/conxall-switchcraft/6280-2SG-318/SC2199-ND/3514977" xlink:type="simple">http://www.digikey.com/product-detail/en/conxall-switchcraft/6280-2SG-318/SC2199-ND/351497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MP male connector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7282-2PG-300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<text:a xlink:href="http://www.digikey.com/product-detail/en/conxall-switchcraft/7282-2PG-300/SC1272-ND/526237" xlink:type="simple">http://www.digikey.com/product-detail/en/conxall-switchcraft/7282-2PG-300/SC1272-ND/526237</text:a>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ging PCB" table:style-name="ta1">
        <table:table-column table:style-name="co1" table:number-columns-repeated="4" table:default-cell-style-name="Default"/>
        <table:table-column table:style-name="co2" table:default-cell-style-name="ce12"/>
        <table:table-column table:style-name="co3" table:default-cell-style-name="ce12"/>
        <table:table-column table:style-name="co2" table:number-columns-repeated="1018" table:default-cell-style-name="Default"/>
        <table:table-row table:style-name="ro1">
          <table:table-cell table:style-name="ce9" office:value-type="string" calcext:value-type="string">
            <text:p>Total</text:p>
          </table:table-cell>
          <table:table-cell table:number-matrix-columns-spanned="1" table:number-matrix-rows-spanned="1" table:formula="of:=SUM(['Charging PCB'.E4:.E27]*['Charging PCB'.F4:.F27])" office:value-type="float" office:value="51.87" calcext:value-type="float">
            <text:p>51.87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mpany</text:p>
          </table:table-cell>
          <table:table-cell table:style-name="ce9" office:value-type="string" calcext:value-type="string">
            <text:p>Product</text:p>
          </table:table-cell>
          <table:table-cell table:style-name="ce9" office:value-type="string" calcext:value-type="string">
            <text:p>Supplier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 ($)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Charger fault LED</text:p>
          </table:table-cell>
          <table:table-cell table:style-name="ce17" office:value-type="string" calcext:value-type="string">
            <text:p>APEM</text:p>
          </table:table-cell>
          <table:table-cell table:style-name="ce17" office:value-type="string" calcext:value-type="string">
            <text:p>Q8R1BXXY110E</text:p>
          </table:table-cell>
          <table:table-cell table:style-name="ce17" office:value-type="string" calcext:value-type="string">
            <text:p>Newark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8" calcext:value-type="float">
            <text:p>1.78</text:p>
          </table:table-cell>
          <table:table-cell table:style-name="ce17" office:value-type="string" calcext:value-type="string">
            <text:p><text:a xlink:href="http://www.newark.com/apem/q8r1bxxy110e/panel-mount-indicator-led-8mm/dp/16R0187" xlink:type="simple">http://www.newark.com/apem/q8r1bxxy110e/panel-mount-indicator-led-8mm/dp/16R0187</text:a>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harger fault LED</text:p>
          </table:table-cell>
          <table:table-cell table:style-name="ce17" office:value-type="string" calcext:value-type="string">
            <text:p>APEM</text:p>
          </table:table-cell>
          <table:table-cell table:style-name="ce17" office:value-type="string" calcext:value-type="string">
            <text:p>Q14F1CXXR110E</text:p>
          </table:table-cell>
          <table:table-cell table:style-name="ce17" office:value-type="string" calcext:value-type="string">
            <text:p>Newar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.81" calcext:value-type="float">
            <text:p>2.81</text:p>
          </table:table-cell>
          <table:table-cell table:style-name="ce17" office:value-type="string" calcext:value-type="string">
            <text:p><text:a xlink:href="http://www.newark.com/apem/q14f1cxxr110e/panel-mount-indicator-led-14mm/dp/15R9884" xlink:type="simple">http://www.newark.com/apem/q14f1cxxr110e/panel-mount-indicator-led-14mm/dp/15R9884</text:a></text:p>
          </table:table-cell>
          <table:table-cell table:style-name="ce17" table:number-columns-repeated="1017"/>
        </table:table-row>
        <table:table-row table:style-name="ro2">
          <table:table-cell table:style-name="ce18" office:value-type="string" calcext:value-type="string">
            <text:p>Charger fault relay</text:p>
          </table:table-cell>
          <table:table-cell table:style-name="ce18" office:value-type="string" calcext:value-type="string">
            <text:p>TE Connectivity</text:p>
          </table:table-cell>
          <table:table-cell table:style-name="ce18" office:value-type="string" calcext:value-type="string">
            <text:p>OUAZ-SS-112L</text:p>
          </table:table-cell>
          <table:table-cell table:style-name="ce18" office:value-type="string" calcext:value-type="string">
            <text:p>Newar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14" calcext:value-type="float">
            <text:p>2.14</text:p>
          </table:table-cell>
          <table:table-cell table:style-name="ce18" office:value-type="string" calcext:value-type="string">
            <text:p><text:a xlink:href="http://www.newark.com/te-connectivity-oeg/ouaz-ss-112l-900/relay-signal-spdt-120vac-24vdc/dp/73J6576" xlink:type="simple">http://www.newark.com/te-connectivity-oeg/ouaz-ss-112l-900/relay-signal-spdt-120vac-24vdc/dp/73J6576</text:a>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harger latch relay</text:p>
          </table:table-cell>
          <table:table-cell table:style-name="ce18" office:value-type="string" calcext:value-type="string">
            <text:p>TE Connectivity</text:p>
          </table:table-cell>
          <table:table-cell table:style-name="ce18" office:value-type="string" calcext:value-type="string">
            <text:p>RTE24615</text:p>
          </table:table-cell>
          <table:table-cell table:style-name="ce18" office:value-type="string" calcext:value-type="string">
            <text:p>Newark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.79" calcext:value-type="float">
            <text:p>5.79</text:p>
          </table:table-cell>
          <table:table-cell table:style-name="ce18" office:value-type="string" calcext:value-type="string">
            <text:p><text:a xlink:href="http://www.newark.com/te-connectivity-schrack/rte24615/relay-dpdt-250vac-8a/dp/48F3750" xlink:type="simple">http://www.newark.com/te-connectivity-schrack/rte24615/relay-dpdt-250vac-8a/dp/48F3750</text:a></text:p>
          </table:table-cell>
          <table:table-cell table:style-name="ce18" table:number-columns-repeated="1017"/>
        </table:table-row>
        <table:table-row table:style-name="ro2">
          <table:table-cell office:value-type="string" calcext:value-type="string">
            <text:p>Charger fault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AS5D12-12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a xlink:href="http://www.digikey.com/product-detail/en/te-connectivity-potter-brumfield-relays/T9AS5D12-12/PB306-ND/254523" xlink:type="simple">http://www.digikey.com/product-detail/en/te-connectivity-potter-brumfield-relays/T9AS5D12-12/PB306-ND/254523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ger latch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2S11A12-12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<text:a xlink:href="http://www.digikey.com/product-detail/en/te-connectivity-potter-brumfield-relays/8-1393211-0/PB1412-ND/1127987" xlink:type="simple">http://www.digikey.com/product-detail/en/te-connectivity-potter-brumfield-relays/8-1393211-0/PB1412-ND/1127987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igh V/C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PT 3 pos 199110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a xlink:href="http://www.digikey.com/product-detail/en/phoenix-contact/1991105/277-6710-ND/2527262" xlink:type="simple">http://www.digikey.com/product-detail/en/phoenix-contact/1991105/277-6710-ND/252726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2 pos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a xlink:href="http://www.digikey.com/product-detail/en/phoenix-contact/1985195/277-1622-ND/568659" xlink:type="simple">http://www.digikey.com/product-detail/en/phoenix-contact/1985195/277-1622-ND/568659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3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://www.digikey.com/product-detail/en/phoenix-contact/1985205/277-1623-ND/568660" xlink:type="simple">http://www.digikey.com/product-detail/en/phoenix-contact/1985205/277-1623-ND/568660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6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a xlink:href="http://www.digikey.com/product-detail/en/phoenix-contact/1985234/277-1626-ND/568663" xlink:type="simple">http://www.digikey.com/product-detail/en/phoenix-contact/1985234/277-1626-ND/568663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8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<text:a xlink:href="http://www.digikey.com/product-detail/en/phoenix-contact/1985250/277-1628-ND/568665" xlink:type="simple">http://www.digikey.com/product-detail/en/phoenix-contact/1985250/277-1628-ND/56866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 charger to board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Q-71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<text:a xlink:href="http://www.digikey.com/product-detail/en/qualtek/Q-716/Q528-ND/2180785" xlink:type="simple">http://www.digikey.com/product-detail/en/qualtek/Q-716/Q528-ND/2180785</text:a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8:54:33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3-17T18:56:31.315000000</dc:date>
    <meta:editing-duration>PT15H3M7S</meta:editing-duration>
    <meta:editing-cycles>102</meta:editing-cycles>
    <meta:generator>LibreOffice/5.0.4.2$Windows_X86_64 LibreOffice_project/2b9802c1994aa0b7dc6079e128979269cf95bc78</meta:generator>
    <meta:document-statistic meta:table-count="6" meta:cell-count="816" meta:object-count="0"/>
  </office:meta>
</office:document-meta>
</file>